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procedure proc_fine(roll int, bookName varchar(20), returnDate date) begin declare fine float; declare days int; declare issuedate date; select date_of_issue from borrower where roll = borrower.roll into issuedate; select datediff(returnDate, issuedate) into days; if days &gt;= 15 and days &lt;= 30 then select days*5 into fine; insert into fine values(roll, returnDate, fine); update borrower set status = "R" where roll = borrower.roll; end if; if days&gt;30 then select days*50 into fine; insert into fine values(roll, returnDate, fine); update borrower set status = "R" where roll = borrower.roll; end if; if days&lt;0 then signal sqlstate '45000' set message_text = "Please enter the appropriate date", mysql_errno = 3000; end if; end;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4:34:50.929274015</meta:creation-date>
    <dc:date>2023-09-11T15:33:18.167876116</dc:date>
    <meta:editing-duration>PT48M17S</meta:editing-duration>
    <meta:editing-cycles>1</meta:editing-cycles>
    <meta:document-statistic meta:table-count="0" meta:image-count="0" meta:object-count="0" meta:page-count="1" meta:paragraph-count="1" meta:word-count="109" meta:character-count="738" meta:non-whitespace-character-count="630"/>
    <meta:generator>LibreOffice/6.4.7.2$Linux_X86_64 LibreOffice_project/40$Build-2</meta:generator>
  </office:meta>
</office:document-meta>
</file>